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6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11.31mm"/>
    </style:style>
    <style:style style:name="co6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nsigned</text:p>
          </table:table-cell>
          <table:table-cell office:value-type="float" office:value="4294967295" calcext:value-type="float">
            <text:p>42949672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425" calcext:value-type="float">
            <text:p>425</text:p>
          </table:table-cell>
          <table:table-cell table:style-name="ce1" office:value-type="string" calcext:value-type="string">
            <text:p>Ramp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ud</text:p>
          </table:table-cell>
          <table:table-cell office:value-type="float" office:value="115200" calcext:value-type="float">
            <text:p>115200</text:p>
          </table:table-cell>
          <table:table-cell table:style-name="ce1" office:value-type="string" calcext:value-type="string">
            <text:p>Num</text:p>
          </table:table-cell>
          <table:table-cell table:style-name="ce2" office:value-type="float" office:value="10" calcext:value-type="float">
            <text:p>10</text:p>
          </table:table-cell>
          <table:table-cell table:formula="of:=[.B4]/[.D4]" office:value-type="float" office:value="11520" calcext:value-type="float">
            <text:p>11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timeClk</text:p>
          </table:table-cell>
          <table:table-cell table:formula="of:=(1/[.B4])*1000000" office:value-type="float" office:value="8.68055555555556" calcext:value-type="float">
            <text:p>8,6805555556</text:p>
          </table:table-cell>
          <table:table-cell table:style-name="ce1" office:value-type="string" calcext:value-type="string">
            <text:p>Time</text:p>
          </table:table-cell>
          <table:table-cell table:formula="of:=[.D4]*[.B5]" office:value-type="float" office:value="86.8055555555556" calcext:value-type="float">
            <text:p>86,8055555556</text:p>
          </table:table-cell>
          <table:table-cell office:value-type="string" calcext:value-type="string">
            <text:p>µSe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Clo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'(ESP8266_CLOCK / uart-&gt;baud_rate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udClock</text:p>
          </table:table-cell>
          <table:table-cell table:formula="of:=(INT([.B7]/[.B4]))" office:value-type="float" office:value="694" calcext:value-type="float">
            <text:p>694</text:p>
          </table:table-cell>
          <table:table-cell table:style-name="ce1" office:value-type="string" calcext:value-type="string">
            <text:p>remain</text:p>
          </table:table-cell>
          <table:table-cell table:style-name="ce2" table:formula="of:=MOD([.B7];[.B4])" office:value-type="float" office:value="51200" calcext:value-type="float">
            <text:p>51200</text:p>
          </table:table-cell>
          <table:table-cell office:value-type="string" calcext:value-type="string">
            <text:p>bits/sec</text:p>
          </table:table-cell>
          <table:table-cell/>
          <table:table-cell table:formula="of:=INT([.B7]/([.B4]/10))" office:value-type="float" office:value="6944" calcext:value-type="float">
            <text:p>6944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Time bit/byte</text:p>
          </table:table-cell>
          <table:table-cell/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WaitBitClock</text:p>
          </table:table-cell>
          <table:table-cell table:formula="of:=[.B8]+(INT([.B8]/3)-[.D3])" office:value-type="float" office:value="425" calcext:value-type="float">
            <text:p>425</text:p>
          </table:table-cell>
          <table:table-cell office:value-type="string" calcext:value-type="string">
            <text:p>Clks</text:p>
          </table:table-cell>
          <table:table-cell office:value-type="string" calcext:value-type="string">
            <text:p>Dataclock</text:p>
          </table:table-cell>
          <table:table-cell table:style-name="ce2" table:formula="of:=[.B8]-[.B9]" office:value-type="float" office:value="269" calcext:value-type="float">
            <text:p>269</text:p>
          </table:table-cell>
          <table:table-cell office:value-type="string" calcext:value-type="string">
            <text:p>Total</text:p>
          </table:table-cell>
          <table:table-cell table:formula="of:=[.E9]+[.B9]" office:value-type="float" office:value="694" calcext:value-type="float">
            <text:p>694</text:p>
          </table:table-cell>
          <table:table-cell office:value-type="string" calcext:value-type="string">
            <text:p>clks</text:p>
          </table:table-cell>
          <table:table-cell table:formula="of:=([.G9]*[.$B$6])/1000" office:value-type="float" office:value="8.328" calcext:value-type="float">
            <text:p>8,328</text:p>
          </table:table-cell>
          <table:table-cell office:value-type="string" calcext:value-type="string">
            <text:p>µS</text:p>
          </table:table-cell>
          <table:table-cell table:formula="of:=[.$B$5]-[.I9]" office:value-type="float" office:value="0.352555555555556" calcext:value-type="float">
            <text:p>0,3525555556</text:p>
          </table:table-cell>
        </table:table-row>
        <table:table-row table:style-name="ro1">
          <table:table-cell office:value-type="string" calcext:value-type="string">
            <text:p>WaitByteClks</text:p>
          </table:table-cell>
          <table:table-cell table:formula="of:=10*[.B9]" office:value-type="float" office:value="4250" calcext:value-type="float">
            <text:p>4250</text:p>
          </table:table-cell>
          <table:table-cell office:value-type="string" calcext:value-type="string">
            <text:p>Clks</text:p>
          </table:table-cell>
          <table:table-cell office:value-type="string" calcext:value-type="string">
            <text:p>DataByteClk</text:p>
          </table:table-cell>
          <table:table-cell table:style-name="ce2" table:formula="of:=10*[.E9]" office:value-type="float" office:value="2690" calcext:value-type="float">
            <text:p>2690</text:p>
          </table:table-cell>
          <table:table-cell office:value-type="string" calcext:value-type="string">
            <text:p>Total</text:p>
          </table:table-cell>
          <table:table-cell table:formula="of:=[.E10]+[.B10]" office:value-type="float" office:value="6940" calcext:value-type="float">
            <text:p>6940</text:p>
          </table:table-cell>
          <table:table-cell office:value-type="string" calcext:value-type="string">
            <text:p>clks</text:p>
          </table:table-cell>
          <table:table-cell table:formula="of:=([.G10]*[.$B$6])/1000" office:value-type="float" office:value="83.28" calcext:value-type="float">
            <text:p>83,28</text:p>
          </table:table-cell>
          <table:table-cell office:value-type="string" calcext:value-type="string">
            <text:p>µS</text:p>
          </table:table-cell>
          <table:table-cell table:formula="of:=[.D5]-[.I10]" office:value-type="float" office:value="3.52555555555556" calcext:value-type="float">
            <text:p>3,5255555556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art</text:p>
          </table:table-cell>
          <table:table-cell table:formula="of:=[.B2]-2000" office:value-type="float" office:value="4294965295" calcext:value-type="float">
            <text:p>4294965295</text:p>
          </table:table-cell>
          <table:table-cell table:number-columns-repeated="9"/>
        </table:table-row>
        <table:table-row table:style-name="ro1">
          <table:table-cell/>
          <table:table-cell table:formula="of:=MOD([.B13]+[.B$3];[.$B$2])" office:value-type="float" office:value="4294965720" calcext:value-type="float">
            <text:p>4294965720</text:p>
          </table:table-cell>
          <table:table-cell table:number-columns-repeated="4"/>
          <table:table-cell office:value-type="float" office:value="4294967295" calcext:value-type="float">
            <text:p>4294967295</text:p>
          </table:table-cell>
          <table:table-cell table:number-columns-repeated="4"/>
        </table:table-row>
        <table:table-row table:style-name="ro1">
          <table:table-cell/>
          <table:table-cell table:formula="of:=MOD([.B14]+[.B$3];[.$B$2])" office:value-type="float" office:value="4294966145" calcext:value-type="float">
            <text:p>4294966145</text:p>
          </table:table-cell>
          <table:table-cell table:number-columns-repeated="3"/>
          <table:table-cell office:value-type="string" calcext:value-type="string">
            <text:p>Start</text:p>
          </table:table-cell>
          <table:table-cell table:formula="of:=[.G14]-5200" office:value-type="float" office:value="4294962095" calcext:value-type="float">
            <text:p>4294962095</text:p>
          </table:table-cell>
          <table:table-cell table:number-columns-repeated="4"/>
        </table:table-row>
        <table:table-row table:style-name="ro1">
          <table:table-cell/>
          <table:table-cell table:formula="of:=MOD([.B15]+[.B$3];[.$B$2])" office:value-type="float" office:value="4294966570" calcext:value-type="float">
            <text:p>4294966570</text:p>
          </table:table-cell>
          <table:table-cell table:number-columns-repeated="3"/>
          <table:table-cell office:value-type="string" calcext:value-type="string">
            <text:p>Cycle</text:p>
          </table:table-cell>
          <table:table-cell office:value-type="float" office:value="4294967295" calcext:value-type="float">
            <text:p>4294967295</text:p>
          </table:table-cell>
          <table:table-cell table:number-columns-repeated="4"/>
        </table:table-row>
        <table:table-row table:style-name="ro1">
          <table:table-cell/>
          <table:table-cell table:formula="of:=MOD([.B16]+[.B$3];[.$B$2])" office:value-type="float" office:value="4294966995" calcext:value-type="float">
            <text:p>4294966995</text:p>
          </table:table-cell>
          <table:table-cell table:number-columns-repeated="9"/>
        </table:table-row>
        <table:table-row table:style-name="ro1">
          <table:table-cell/>
          <table:table-cell table:formula="of:=MOD([.B17]+[.B$3];[.$B$2])" office:value-type="float" office:value="125" calcext:value-type="float">
            <text:p>125</text:p>
          </table:table-cell>
          <table:table-cell/>
          <table:table-cell office:value-type="string" calcext:value-type="string">
            <text:p>'WAITIram; then read BIT</text:p>
          </table:table-cell>
          <table:table-cell/>
          <table:table-cell office:value-type="string" calcext:value-type="string">
            <text:p>'2/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ait start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idst</text:p>
          </table:table-cell>
          <table:table-cell/>
        </table:table-row>
        <table:table-row table:style-name="ro1">
          <table:table-cell table:number-columns-repeated="3"/>
          <table:table-cell table:formula="of:=[.B3]" office:value-type="float" office:value="425" calcext:value-type="float">
            <text:p>425</text:p>
          </table:table-cell>
          <table:table-cell office:value-type="string" calcext:value-type="string">
            <text:p>ReadBit0</text:p>
          </table:table-cell>
          <table:table-cell table:formula="of:=[.D20]+1" office:value-type="float" office:value="426" calcext:value-type="float">
            <text:p>426</text:p>
          </table:table-cell>
          <table:table-cell table:formula="of:=MOD(([.G$15]+[.D20]);[.$B$2])" office:value-type="float" office:value="4294962520" calcext:value-type="float">
            <text:p>42949625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it</text:p>
          </table:table-cell>
          <table:table-cell table:style-name="ce2" office:value-type="float" office:value="1" calcext:value-type="float">
            <text:p>1</text:p>
          </table:table-cell>
          <table:table-cell table:formula="of:=[.D20]+[.$B$8]" office:value-type="float" office:value="1119" calcext:value-type="float">
            <text:p>1119</text:p>
          </table:table-cell>
          <table:table-cell office:value-type="string" calcext:value-type="string">
            <text:p>ReadBit1</text:p>
          </table:table-cell>
          <table:table-cell table:formula="of:=[.D21]+1" office:value-type="float" office:value="1120" calcext:value-type="float">
            <text:p>1120</text:p>
          </table:table-cell>
          <table:table-cell table:formula="of:=MOD(([.G$15]+[.D21]);[.$B$2])" office:value-type="float" office:value="4294963214" calcext:value-type="float">
            <text:p>4294963214</text:p>
          </table:table-cell>
          <table:table-cell/>
          <table:table-cell table:formula="of:=[.I20]+[.$B$8]" office:value-type="float" office:value="694" calcext:value-type="float">
            <text:p>694</text:p>
          </table:table-cell>
          <table:table-cell table:formula="of:=[.I21]+(INT([.B8]/2))" office:value-type="float" office:value="1041" calcext:value-type="float">
            <text:p>1041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1]+1" office:value-type="float" office:value="2" calcext:value-type="float">
            <text:p>2</text:p>
          </table:table-cell>
          <table:table-cell table:formula="of:=[.D21]+[.$B$8]" office:value-type="float" office:value="1813" calcext:value-type="float">
            <text:p>1813</text:p>
          </table:table-cell>
          <table:table-cell office:value-type="string" calcext:value-type="string">
            <text:p>ReadBit2</text:p>
          </table:table-cell>
          <table:table-cell table:formula="of:=[.D22]+1" office:value-type="float" office:value="1814" calcext:value-type="float">
            <text:p>1814</text:p>
          </table:table-cell>
          <table:table-cell table:formula="of:=MOD(([.G$15]+[.D22]);[.$B$2])" office:value-type="float" office:value="4294963908" calcext:value-type="float">
            <text:p>4294963908</text:p>
          </table:table-cell>
          <table:table-cell/>
          <table:table-cell table:formula="of:=[.I21]+[.$B$8]" office:value-type="float" office:value="1388" calcext:value-type="float">
            <text:p>1388</text:p>
          </table:table-cell>
          <table:table-cell table:formula="of:=[.J21]+[.$B$8]" office:value-type="float" office:value="1735" calcext:value-type="float">
            <text:p>1735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2]+1" office:value-type="float" office:value="3" calcext:value-type="float">
            <text:p>3</text:p>
          </table:table-cell>
          <table:table-cell table:formula="of:=[.D22]+[.$B$8]" office:value-type="float" office:value="2507" calcext:value-type="float">
            <text:p>2507</text:p>
          </table:table-cell>
          <table:table-cell office:value-type="string" calcext:value-type="string">
            <text:p>ReadBit3</text:p>
          </table:table-cell>
          <table:table-cell table:formula="of:=[.D23]+1" office:value-type="float" office:value="2508" calcext:value-type="float">
            <text:p>2508</text:p>
          </table:table-cell>
          <table:table-cell table:formula="of:=MOD(([.G$15]+[.D23]);[.$B$2])" office:value-type="float" office:value="4294964602" calcext:value-type="float">
            <text:p>4294964602</text:p>
          </table:table-cell>
          <table:table-cell/>
          <table:table-cell table:formula="of:=[.I22]+[.$B$8]" office:value-type="float" office:value="2082" calcext:value-type="float">
            <text:p>2082</text:p>
          </table:table-cell>
          <table:table-cell table:formula="of:=[.J22]+[.$B$8]" office:value-type="float" office:value="2429" calcext:value-type="float">
            <text:p>2429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3]+1" office:value-type="float" office:value="4" calcext:value-type="float">
            <text:p>4</text:p>
          </table:table-cell>
          <table:table-cell table:formula="of:=[.D23]+[.$B$8]" office:value-type="float" office:value="3201" calcext:value-type="float">
            <text:p>3201</text:p>
          </table:table-cell>
          <table:table-cell office:value-type="string" calcext:value-type="string">
            <text:p>ReadBit4</text:p>
          </table:table-cell>
          <table:table-cell table:formula="of:=[.D24]+1" office:value-type="float" office:value="3202" calcext:value-type="float">
            <text:p>3202</text:p>
          </table:table-cell>
          <table:table-cell table:formula="of:=MOD(([.G$15]+[.D24]);[.$B$2])" office:value-type="float" office:value="4294965296" calcext:value-type="float">
            <text:p>4294965296</text:p>
          </table:table-cell>
          <table:table-cell/>
          <table:table-cell table:formula="of:=[.I23]+[.$B$8]" office:value-type="float" office:value="2776" calcext:value-type="float">
            <text:p>2776</text:p>
          </table:table-cell>
          <table:table-cell table:formula="of:=[.J23]+[.$B$8]" office:value-type="float" office:value="3123" calcext:value-type="float">
            <text:p>3123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4]+1" office:value-type="float" office:value="5" calcext:value-type="float">
            <text:p>5</text:p>
          </table:table-cell>
          <table:table-cell table:formula="of:=[.D24]+[.$B$8]" office:value-type="float" office:value="3895" calcext:value-type="float">
            <text:p>3895</text:p>
          </table:table-cell>
          <table:table-cell office:value-type="string" calcext:value-type="string">
            <text:p>ReadBit5</text:p>
          </table:table-cell>
          <table:table-cell table:formula="of:=[.D25]+1" office:value-type="float" office:value="3896" calcext:value-type="float">
            <text:p>3896</text:p>
          </table:table-cell>
          <table:table-cell table:formula="of:=MOD(([.G$15]+[.D25]);[.$B$2])" office:value-type="float" office:value="4294965990" calcext:value-type="float">
            <text:p>4294965990</text:p>
          </table:table-cell>
          <table:table-cell/>
          <table:table-cell table:formula="of:=[.I24]+[.$B$8]" office:value-type="float" office:value="3470" calcext:value-type="float">
            <text:p>3470</text:p>
          </table:table-cell>
          <table:table-cell table:formula="of:=[.J24]+[.$B$8]" office:value-type="float" office:value="3817" calcext:value-type="float">
            <text:p>3817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5]+1" office:value-type="float" office:value="6" calcext:value-type="float">
            <text:p>6</text:p>
          </table:table-cell>
          <table:table-cell table:formula="of:=[.D25]+[.$B$8]" office:value-type="float" office:value="4589" calcext:value-type="float">
            <text:p>4589</text:p>
          </table:table-cell>
          <table:table-cell office:value-type="string" calcext:value-type="string">
            <text:p>ReadBit6</text:p>
          </table:table-cell>
          <table:table-cell table:formula="of:=[.D26]+1" office:value-type="float" office:value="4590" calcext:value-type="float">
            <text:p>4590</text:p>
          </table:table-cell>
          <table:table-cell table:formula="of:=MOD(([.G$15]+[.D26]);[.$B$2])" office:value-type="float" office:value="4294966684" calcext:value-type="float">
            <text:p>4294966684</text:p>
          </table:table-cell>
          <table:table-cell/>
          <table:table-cell table:formula="of:=[.I25]+[.$B$8]" office:value-type="float" office:value="4164" calcext:value-type="float">
            <text:p>4164</text:p>
          </table:table-cell>
          <table:table-cell table:formula="of:=[.J25]+[.$B$8]" office:value-type="float" office:value="4511" calcext:value-type="float">
            <text:p>4511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6]+1" office:value-type="float" office:value="7" calcext:value-type="float">
            <text:p>7</text:p>
          </table:table-cell>
          <table:table-cell table:formula="of:=[.D26]+[.$B$8]" office:value-type="float" office:value="5283" calcext:value-type="float">
            <text:p>5283</text:p>
          </table:table-cell>
          <table:table-cell office:value-type="string" calcext:value-type="string">
            <text:p>ReadBit7</text:p>
          </table:table-cell>
          <table:table-cell table:formula="of:=[.D27]+1" office:value-type="float" office:value="5284" calcext:value-type="float">
            <text:p>5284</text:p>
          </table:table-cell>
          <table:table-cell table:formula="of:=MOD(([.G$15]+[.D27]);[.$B$2])" office:value-type="float" office:value="83" calcext:value-type="float">
            <text:p>83</text:p>
          </table:table-cell>
          <table:table-cell/>
          <table:table-cell table:formula="of:=[.I26]+[.$B$8]" office:value-type="float" office:value="4858" calcext:value-type="float">
            <text:p>4858</text:p>
          </table:table-cell>
          <table:table-cell table:formula="of:=[.J26]+[.$B$8]" office:value-type="float" office:value="5205" calcext:value-type="float">
            <text:p>5205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7]+1" office:value-type="float" office:value="8" calcext:value-type="float">
            <text:p>8</text:p>
          </table:table-cell>
          <table:table-cell table:formula="of:=[.D27]+[.$B$8]" office:value-type="float" office:value="5977" calcext:value-type="float">
            <text:p>5977</text:p>
          </table:table-cell>
          <table:table-cell office:value-type="string" calcext:value-type="string">
            <text:p>Wait stop</text:p>
          </table:table-cell>
          <table:table-cell table:formula="of:=[.D28]+1" office:value-type="float" office:value="5978" calcext:value-type="float">
            <text:p>5978</text:p>
          </table:table-cell>
          <table:table-cell table:formula="of:=MOD(([.G$15]+[.D28]);[.$B$2])" office:value-type="float" office:value="777" calcext:value-type="float">
            <text:p>777</text:p>
          </table:table-cell>
          <table:table-cell/>
          <table:table-cell table:formula="of:=[.I27]+[.$B$8]" office:value-type="float" office:value="5552" calcext:value-type="float">
            <text:p>5552</text:p>
          </table:table-cell>
          <table:table-cell table:formula="of:=[.J27]+[.$B$8]" office:value-type="float" office:value="5899" calcext:value-type="float">
            <text:p>58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formula="of:=[.D28]+[.B8]" office:value-type="float" office:value="6671" calcext:value-type="float">
            <text:p>6671</text:p>
          </table:table-cell>
          <table:table-cell table:number-columns-repeated="4"/>
          <table:table-cell table:formula="of:=[.I28]+[.$B$8]" office:value-type="float" office:value="6246" calcext:value-type="float">
            <text:p>6246</text:p>
          </table:table-cell>
          <table:table-cell table:formula="of:=[.J28]+[.$B$8]" office:value-type="float" office:value="6593" calcext:value-type="float">
            <text:p>65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d of this stop</text:p>
          </table:table-cell>
          <table:table-cell table:number-columns-repeated="5"/>
          <table:table-cell table:formula="of:=[.I29]+[.$B$8]" office:value-type="float" office:value="6940" calcext:value-type="float">
            <text:p>6940</text:p>
          </table:table-cell>
          <table:table-cell table:formula="of:=[.J29]+(INT([.B8]/2))" office:value-type="float" office:value="6940" calcext:value-type="float">
            <text:p>694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'WAITIram { while (SoftwareSerial::getCycleCountIram()-start &lt; wait) if (!m_highSpeed) optimistic_yield(1); wait += m_bitTime; }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3T14:16:09.196771213</meta:creation-date>
    <dc:date>2021-05-04T00:30:02.758864123</dc:date>
    <meta:editing-duration>PT10H13M56S</meta:editing-duration>
    <meta:editing-cycles>1</meta:editing-cycles>
    <meta:document-statistic meta:table-count="1" meta:cell-count="142" meta:object-count="0"/>
    <meta:generator>LibreOffice/5.1.6.2$Linux_X86_64 LibreOffice_project/10m0$Build-2</meta:generator>
  </office:meta>
</office:document-meta>
</file>